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Janu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ased in books on intranet 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disbursement</text:p>
          </table:table-cell>
          <table:table-cell office:value-type="float" office:value="2596673.77" calcext:value-type="float">
            <text:p>2,596,673.77</text:p>
          </table:table-cell>
          <table:table-cell office:value-type="float" office:value="10408.58" calcext:value-type="float">
            <text:p>10,408.58</text:p>
          </table:table-cell>
        </table:table-row>
        <table:table-row table:style-name="ro1">
          <table:table-cell office:value-type="string" calcext:value-type="string">
            <text:p>cash receipt</text:p>
          </table:table-cell>
          <table:table-cell office:value-type="float" office:value="0" calcext:value-type="float">
            <text:p>0.00</text:p>
          </table:table-cell>
          <table:table-cell office:value-type="float" office:value="185066.06" calcext:value-type="float">
            <text:p>185,066.06</text:p>
          </table:table-cell>
        </table:table-row>
        <table:table-row table:style-name="ro1">
          <table:table-cell office:value-type="string" calcext:value-type="string">
            <text:p>journal</text:p>
          </table:table-cell>
          <table:table-cell office:value-type="float" office:value="827128.96" calcext:value-type="float">
            <text:p>827,128.96</text:p>
          </table:table-cell>
          <table:table-cell office:value-type="float" office:value="124124.76" calcext:value-type="float">
            <text:p>124,124.76</text:p>
          </table:table-cell>
        </table:table-row>
        <table:table-row table:style-name="ro1">
          <table:table-cell/>
          <table:table-cell table:formula="of:=SUM([.B6:.B8])" office:value-type="float" office:value="3423802.73" calcext:value-type="float">
            <text:p>3,423,802.73</text:p>
          </table:table-cell>
          <table:table-cell table:formula="of:=SUM([.C6:.C8])" office:value-type="float" office:value="319599.4" calcext:value-type="float">
            <text:p>319,599.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[.B9]-[.C9]" office:value-type="float" office:value="3104203.33" calcext:value-type="float">
            <text:p>3,104,203.3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Fuertes </meta:initial-creator>
    <meta:creation-date>2014-10-15T08:40:44.383854667</meta:creation-date>
    <dc:date>2014-10-15T08:44:32.228813963</dc:date>
    <dc:creator>BRFuertes </dc:creator>
    <meta:editing-duration>PT3M48S</meta:editing-duration>
    <meta:editing-cycles>1</meta:editing-cycles>
    <meta:document-statistic meta:table-count="1" meta:cell-count="18" meta:object-count="0"/>
    <meta:generator>LibreOffice/4.3.0.4$Linux_X86_64 LibreOffice_project/62ad5818884a2fc2e5780dd45466868d41009ec0</meta:generator>
  </office:meta>
</office:document-meta>
</file>